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ff3333"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ructure mongoDB utilisé</text:p>
      <text:p text:style-name="P1"/>
      <text:p text:style-name="P1"/>
      <text:p text:style-name="P2"><text:span text:style-name="T1">base de donnée</text:span> : slimTDBDD</text:p>
      <text:p text:style-name="P2"/>
      <text:p text:style-name="P2">marque : {{_id : object, marque : string}}</text:p>
      <text:p text:style-name="P2">relevesPoids : {{_id : object, date : string, poids : string, idChien : string}}</text:p>
      <text:p text:style-name="P2">repas : {{_id : object, date : string, heure : string, quantite : string, marque : string, idChien : string}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53S</meta:editing-duration>
    <meta:editing-cycles>3</meta:editing-cycles>
    <meta:generator>OpenOffice/4.1.3$Win32 OpenOffice.org_project/413m1$Build-9783</meta:generator>
    <dc:date>2018-04-03T15:24:35.42</dc:date>
    <meta:document-statistic meta:table-count="0" meta:image-count="0" meta:object-count="0" meta:page-count="1" meta:paragraph-count="5" meta:word-count="50" meta:character-count="282"/>
    <meta:user-defined meta:name="Info 1"/>
    <meta:user-defined meta:name="Info 2"/>
    <meta:user-defined meta:name="Info 3"/>
    <meta:user-defined meta:name="Info 4"/>
  </office:meta>
</office:document-meta>
</file>